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10.07597812966" calcext:value-type="float">
            <text:p>710.07597812966</text:p>
          </table:table-cell>
          <table:table-cell/>
        </table:table-row>
        <table:table-row table:style-name="ro1">
          <table:table-cell office:value-type="float" office:value="707.669009051087" calcext:value-type="float">
            <text:p>707.669009051087</text:p>
          </table:table-cell>
          <table:table-cell/>
        </table:table-row>
        <table:table-row table:style-name="ro1">
          <table:table-cell office:value-type="float" office:value="724.170643570451" calcext:value-type="float">
            <text:p>724.170643570451</text:p>
          </table:table-cell>
          <table:table-cell/>
        </table:table-row>
        <table:table-row table:style-name="ro1">
          <table:table-cell office:value-type="float" office:value="710.207096389307" calcext:value-type="float">
            <text:p>710.207096389307</text:p>
          </table:table-cell>
          <table:table-cell/>
        </table:table-row>
        <table:table-row table:style-name="ro1">
          <table:table-cell office:value-type="float" office:value="706.758733771053" calcext:value-type="float">
            <text:p>706.758733771053</text:p>
          </table:table-cell>
          <table:table-cell/>
        </table:table-row>
        <table:table-row table:style-name="ro1">
          <table:table-cell office:value-type="float" office:value="725.984434893716" calcext:value-type="float">
            <text:p>725.984434893716</text:p>
          </table:table-cell>
          <table:table-cell/>
        </table:table-row>
        <table:table-row table:style-name="ro1">
          <table:table-cell office:value-type="float" office:value="708.044805075265" calcext:value-type="float">
            <text:p>708.044805075265</text:p>
          </table:table-cell>
          <table:table-cell/>
        </table:table-row>
        <table:table-row table:style-name="ro1">
          <table:table-cell office:value-type="float" office:value="710.525006927619" calcext:value-type="float">
            <text:p>710.525006927619</text:p>
          </table:table-cell>
          <table:table-cell/>
        </table:table-row>
        <table:table-row table:style-name="ro1">
          <table:table-cell office:value-type="float" office:value="725.805280959224" calcext:value-type="float">
            <text:p>725.805280959224</text:p>
          </table:table-cell>
          <table:table-cell/>
        </table:table-row>
        <table:table-row table:style-name="ro1">
          <table:table-cell office:value-type="float" office:value="710.908897024846" calcext:value-type="float">
            <text:p>710.9088970248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formula="of:=AVERAGE([.A1:.A20])" office:value-type="float" office:value="714.014988579223" calcext:value-type="float">
            <text:p>714.0149885792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49:21.06998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49:33.570578312</dc:date>
    <dc:creator>Davide Ancona</dc:creator>
    <meta:editing-duration>PT6M37S</meta:editing-duration>
    <meta:editing-cycles>6</meta:editing-cycles>
    <meta:generator>LibreOffice/5.3.7.2.0$Linux_X86_64 LibreOffice_project/30$Build-2</meta:generator>
    <meta:document-statistic meta:table-count="1" meta:cell-count="12" meta:object-count="0"/>
  </office:meta>
</office:document-meta>
</file>